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line-height-at-least="0.1146in" fo:text-align="start" style:justify-single-word="false" fo:widows="1"/>
      <style:text-properties officeooo:paragraph-rsid="00036d4e"/>
    </style:style>
    <style:style style:name="P2" style:family="paragraph" style:parent-style-name="Standard" style:list-style-name="L3">
      <style:paragraph-properties style:line-height-at-least="0.1146in" fo:text-align="start" style:justify-single-word="false" fo:widows="1"/>
      <style:text-properties officeooo:paragraph-rsid="00037982"/>
    </style:style>
    <style:style style:name="P3" style:family="paragraph" style:parent-style-name="Standard" style:list-style-name="L4">
      <style:paragraph-properties style:line-height-at-least="0.1146in" fo:text-align="start" style:justify-single-word="false" fo:widows="1"/>
      <style:text-properties officeooo:paragraph-rsid="00037982"/>
    </style:style>
    <style:style style:name="P4" style:family="paragraph" style:parent-style-name="Standard" style:list-style-name="L5">
      <style:paragraph-properties style:line-height-at-least="0.1146in" fo:text-align="start" style:justify-single-word="false" fo:widows="1"/>
      <style:text-properties officeooo:paragraph-rsid="0005264d"/>
    </style:style>
    <style:style style:name="P5" style:family="paragraph" style:parent-style-name="Standard" style:list-style-name="L5">
      <style:paragraph-properties style:line-height-at-least="0.1146in" fo:text-align="start" style:justify-single-word="false" fo:widows="1"/>
      <style:text-properties officeooo:rsid="00067e44" officeooo:paragraph-rsid="00067e44"/>
    </style:style>
    <style:style style:name="P6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/>
    </style:style>
    <style:style style:name="P7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6d4e" officeooo:paragraph-rsid="00036d4e"/>
    </style:style>
    <style:style style:name="P8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7982" officeooo:paragraph-rsid="00037982"/>
    </style:style>
    <style:style style:name="P9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37982" officeooo:paragraph-rsid="0005264d"/>
    </style:style>
    <style:style style:name="P10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/>
      <style:text-properties fo:font-variant="normal" fo:text-transform="none" fo:color="#000000" style:font-name="crocodoc-5Sfq6w-inv-f8" fo:font-size="9pt" fo:letter-spacing="normal" fo:font-style="normal" fo:font-weight="normal" officeooo:rsid="0005264d" officeooo:paragraph-rsid="0005264d"/>
    </style:style>
    <style:style style:name="P11" style:family="paragraph" style:parent-style-name="Standard">
      <style:paragraph-properties fo:margin-left="0in" fo:margin-right="0in" style:line-height-at-least="0.1146in" fo:text-align="start" style:justify-single-word="false" fo:widows="1" fo:text-indent="0in" style:auto-text-indent="false" fo:break-before="page"/>
      <style:text-properties fo:font-variant="normal" fo:text-transform="none" fo:color="#000000" style:font-name="crocodoc-5Sfq6w-inv-f8" fo:font-size="9pt" fo:letter-spacing="normal" fo:font-style="normal" fo:font-weight="normal" officeooo:rsid="00036d4e" officeooo:paragraph-rsid="00036d4e"/>
    </style:style>
    <style:style style:name="T1" style:family="text">
      <style:text-properties fo:font-variant="normal" fo:text-transform="none" fo:color="#000000" style:font-name="crocodoc-5Sfq6w-inv-f8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crocodoc-5Sfq6w-inv-f8" fo:font-size="9pt" fo:letter-spacing="normal" fo:font-style="normal" fo:font-weight="normal" officeooo:rsid="00036d4e"/>
    </style:style>
    <style:style style:name="T3" style:family="text">
      <style:text-properties fo:font-variant="normal" fo:text-transform="none" fo:color="#000000" style:font-name="crocodoc-5Sfq6w-inv-f8" fo:font-size="9pt" fo:letter-spacing="normal" fo:font-style="normal" fo:font-weight="normal" officeooo:rsid="0003c001"/>
    </style:style>
    <style:style style:name="T4" style:family="text">
      <style:text-properties fo:font-variant="normal" fo:text-transform="none" fo:color="#000000" style:font-name="crocodoc-5Sfq6w-inv-f8" fo:font-size="9pt" fo:letter-spacing="normal" fo:font-style="normal" fo:font-weight="normal" officeooo:rsid="00067e44"/>
    </style:style>
    <style:style style:name="T5" style:family="text">
      <style:text-properties officeooo:rsid="00037982"/>
    </style:style>
    <style:style style:name="T6" style:family="text">
      <style:text-properties officeooo:rsid="0003c001"/>
    </style:style>
    <style:style style:name="T7" style:family="text">
      <style:text-properties officeooo:rsid="0005264d"/>
    </style:style>
    <style:style style:name="T8" style:family="text">
      <style:text-properties officeooo:rsid="00067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.75 #1-5; 33-35</text:p>
      <text:p text:style-name="P6"/>
      <text:p text:style-name="P7">1) Explain the difference between a frequency distribution and a cumulative frequency distribution.</text:p>
      <text:list xml:id="list4070321950335530583" text:style-name="L1">
        <text:list-item>
          <text:p text:style-name="P1"><text:span text:style-name="T2">Frequency distribution and cumulative frequency distribution vary in that the latter has a running tally of the instances of the frequency.</text:span></text:p>
        </text:list-item>
      </text:list>
      <text:p text:style-name="P7"/>
      <text:p text:style-name="P7">3) <text:span text:style-name="T5">What is the graphical equivalent of a cumulative frequency distribution</text:span></text:p>
      <text:p text:style-name="P7"><text:tab/><text:span text:style-name="T5">ogive</text:span></text:p>
      <text:p text:style-name="P7"/>
      <text:p text:style-name="P7">5) What do we call data that are analyzed with respect to time?</text:p>
      <text:p text:style-name="P7"><text:tab/>Time series</text:p>
      <text:p text:style-name="P7"/>
      <text:p text:style-name="P7">33) Unemployment Rate.</text:p>
      <text:p text:style-name="P7"><text:tab/>a) what is the class width</text:p>
      <text:p text:style-name="P7"><text:tab/><text:tab/><text:span text:style-name="T5">0.8%</text:span></text:p>
      <text:p text:style-name="P7"><text:tab/>b) what is the upper class limit of the leftmost class?</text:p>
      <text:p text:style-name="P7"><text:tab/><text:tab/><text:span text:style-name="T5">3.19</text:span></text:p>
      <text:p text:style-name="P7"><text:tab/>c) what is the class midpoint of the leftmost class?</text:p>
      <text:p text:style-name="P7"><text:tab/><text:tab/><text:span text:style-name="T5">1.99</text:span></text:p>
      <text:p text:style-name="P7">35) HIV/AIDS in Children.</text:p>
      <text:p text:style-name="P7"><text:tab/>a) About how many children had HIV/AIDS in 1992?</text:p>
      <text:p text:style-name="P7"><text:tab/><text:tab/><text:span text:style-name="T5">950</text:span></text:p>
      <text:p text:style-name="P7"><text:tab/>b) About how many children had HIV/AIDS in 2004?</text:p>
      <text:p text:style-name="P7"><text:tab/><text:tab/><text:span text:style-name="T5">50</text:span></text:p>
      <text:p text:style-name="P7"/>
      <text:p text:style-name="P7"/>
      <text:p text:style-name="P11">P.82 #1-13</text:p>
      <text:p text:style-name="P8">1) <text:span text:style-name="T6">Explain in your own words why it is important to be aware of the methods that can be used to make graphics misleading</text:span></text:p>
      <text:list xml:id="list5446037649337574567" text:style-name="L3">
        <text:list-item>
          <text:p text:style-name="P2"><text:span text:style-name="T3">Because you might not pass on the idea you wanted to express and also have people misinterpret data</text:span></text:p>
        </text:list-item>
      </text:list>
      <text:p text:style-name="P8"/>
      <text:p text:style-name="P8">3) <text:span text:style-name="T6">Which do you think is more effective at convincing the American public that a problem exisits, Table 2.23 or Figure 2.33?</text:span></text:p>
      <text:p text:style-name="P8"><text:tab/><text:span text:style-name="T6">Table 2.33. Because the figure is not well labeled</text:span></text:p>
      <text:p text:style-name="P8"/>
      <text:p text:style-name="P8">5) <text:span text:style-name="T6">If you were an insurance claim adjuster arguing for higher car insurance rates, would you prefer Table 2.23 or Table 2.24? Why?</text:span></text:p>
      <text:list xml:id="list8668729350860578052" text:style-name="L4">
        <text:list-item>
          <text:p text:style-name="P3"><text:span text:style-name="T3">Assuming i'm in america, I'd use tabld 2.23. The higher totals of of stolen cars serve as an argument that cars are more likely to be stolen in the US</text:span></text:p>
        </text:list-item>
      </text:list>
      <text:p text:style-name="P8"/>
      <text:p text:style-name="P8">7) <text:span text:style-name="T6">Child Rearing costs</text:span></text:p>
      <text:p text:style-name="P8"><text:tab/><text:span text:style-name="T6">a) Identify one problem with the graphic that makes it misleading</text:span></text:p>
      <text:p text:style-name="P8"><text:tab/><text:tab/><text:span text:style-name="T6">They're all the same bread, all same size but translated. No scale of limits of 100%. Biased <text:tab/><text:tab/><text:tab/>distortion.</text:span></text:p>
      <text:p text:style-name="P8"><text:tab/><text:span text:style-name="T6">b) Construct a graphic that is not misleading in this way</text:span></text:p>
      <text:p text:style-name="P8"><text:tab/><text:tab/><text:span text:style-name="T6">Bar chart, labels at the bottom, scale starts at 0 ends at 100. Pareto chart.</text:span></text:p>
      <text:p text:style-name="P8"/>
      <text:p text:style-name="P8">9) <text:span text:style-name="T6">Living with AIDS</text:span></text:p>
      <text:p text:style-name="P8"><text:tab/><text:span text:style-name="T6">a) What point is the graphic trying to make?</text:span></text:p>
      <text:p text:style-name="P8"><text:tab/><text:tab/><text:span text:style-name="T7">That the number of people living with aids has increased. 2X in 8 years. 3X in 16yrs.</text:span></text:p>
      <text:p text:style-name="P8"><text:tab/><text:span text:style-name="T6">b) Which of the eight common problmes is most obviously present here?</text:span></text:p>
      <text:p text:style-name="P8"><text:tab/><text:tab/><text:span text:style-name="T7">Double labeling the x axis. No bars. Relative sizes look weird.</text:span></text:p>
      <text:p text:style-name="P8"><text:span text:style-name="T6"><text:tab/>c) Construct a graphic that is not misleading in this way</text:span></text:p>
      <text:p text:style-name="P8"><text:tab/><text:tab/><text:span text:style-name="T7">Bar chart</text:span></text:p>
      <text:p text:style-name="P8"/>
      <text:p text:style-name="P8">11) <text:span text:style-name="T7">American League Shutouts.</text:span></text:p>
      <text:p text:style-name="P8"><text:tab/><text:span text:style-name="T7">a) Which of the eight common problems is most obviously present here?</text:span></text:p>
      <text:p text:style-name="P8"><text:tab/><text:tab/><text:span text:style-name="T7">Ylim should be at 20</text:span></text:p>
      <text:p text:style-name="P8"><text:tab/><text:span text:style-name="T7">b) Construct a graphic not misleading</text:span></text:p>
      <text:p text:style-name="P8"><text:tab/><text:tab/><text:span text:style-name="T7">same with ylim at 20</text:span></text:p>
      <text:p text:style-name="P8"/>
      <text:p text:style-name="P8">13) <text:span text:style-name="T7">Music and Violence</text:span></text:p>
      <text:p text:style-name="P8"><text:tab/><text:span text:style-name="T7">a) Construct a bar graph that overemphasizes the difference among game consoles.</text:span></text:p>
      <text:p text:style-name="P8"><text:tab/><text:tab/><text:span text:style-name="T7">Yrange would be starting at 3</text:span></text:p>
      <text:p text:style-name="P8"><text:tab/><text:span text:style-name="T7">b) Which of the common methods for making graphics misleading are you using in (a)?</text:span></text:p>
      <text:p text:style-name="P8"><text:tab/><text:tab/><text:span text:style-name="T7">Manipulating the scale</text:span></text:p>
      <text:p text:style-name="P9"><text:span text:style-name="T7"><text:tab/>c) Construct a bar graph that underemphasizes the difference among game consoles.</text:span></text:p>
      <text:p text:style-name="P9"><text:tab/><text:tab/><text:span text:style-name="T7">Ylim at &gt;20</text:span></text:p>
      <text:p text:style-name="P9"><text:tab/><text:span text:style-name="T7">d) Which of the common methods for making graphics misleading are you using in (c)?</text:span></text:p>
      <text:p text:style-name="P8"><text:tab/><text:tab/><text:span text:style-name="T7">Manipulating the scale</text:span></text:p>
      <text:p text:style-name="P7"/>
      <text:p text:style-name="P7"/>
      <text:p text:style-name="P11">P.100 #1-33</text:p>
      <text:p text:style-name="P10">1<text:span text:style-name="T8">) Explain what a measure of center is</text:span></text:p>
      <text:p text:style-name="P10"><text:tab/><text:span text:style-name="T8">The point where the data is split in half</text:span></text:p>
      <text:p text:style-name="P10"/>
      <text:p text:style-name="P10">3<text:span text:style-name="T8">) Explain what we mean when we say that the mean is sensitive to the presence of extreme values. Explain whether the median is sensitive to extreme values</text:span></text:p>
      <text:list xml:id="list2009435651368061762" text:style-name="L5">
        <text:list-item>
          <text:p text:style-name="P4"><text:span text:style-name="T4">The extreme values may make the mean not be representative of the majority of the data. House prices for example.</text:span></text:p>
        </text:list-item>
        <text:list-item>
          <text:p text:style-name="P5"><text:span text:style-name="T1">Median not sensitive to extreme values because it is the data point at the center of the data.</text:span></text:p>
          <text:p text:style-name="P5"><text:span text:style-name="T1"/></text:p>
        </text:list-item>
      </text:list>
      <text:p text:style-name="P10">5<text:span text:style-name="T8">) The number of observations in your sample data set.</text:span></text:p>
      <text:p text:style-name="P10"><text:tab/><text:span text:style-name="T8">Sample size</text:span></text:p>
      <text:p text:style-name="P10"/>
      <text:p text:style-name="P10">7<text:span text:style-name="T8">)</text:span></text:p>
      <text:p text:style-name="P10">9</text:p>
      <text:p text:style-name="P10">11</text:p>
      <text:p text:style-name="P10">13</text:p>
      <text:p text:style-name="P10">15</text:p>
      <text:p text:style-name="P10">17</text:p>
      <text:p text:style-name="P10">19</text:p>
      <text:p text:style-name="P10">21</text:p>
      <text:p text:style-name="P10">23</text:p>
      <text:p text:style-name="P10">25</text:p>
      <text:p text:style-name="P10">27</text:p>
      <text:p text:style-name="P10">29</text:p>
      <text:p text:style-name="P10">31</text:p>
      <text:p text:style-name="P10">33</text:p>
      <text:p text:style-name="P10"/>
      <text:p text:style-name="P7"/>
      <text:p text:style-name="P11">P.122 #1-21</text:p>
      <text:p text:style-name="P10">1</text:p>
      <text:p text:style-name="P10">3</text:p>
      <text:p text:style-name="P10">5</text:p>
      <text:p text:style-name="P10">7</text:p>
      <text:p text:style-name="P10">9</text:p>
      <text:p text:style-name="P10">11</text:p>
      <text:p text:style-name="P10">13</text:p>
      <text:p text:style-name="P10">15</text:p>
      <text:p text:style-name="P10">17</text:p>
      <text:p text:style-name="P10">19</text:p>
      <text:p text:style-name="P10">2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rocodoc-5Sfq6w-inv-f8" svg:font-family="crocodoc-5Sfq6w-inv-f8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tto </meta:initial-creator>
    <meta:creation-date>2016-04-16T12:30:04.512311188</meta:creation-date>
    <dc:date>2016-04-16T13:36:08.368813852</dc:date>
    <dc:creator>otto </dc:creator>
    <meta:editing-duration>PT5M23S</meta:editing-duration>
    <meta:editing-cycles>1</meta:editing-cycles>
    <meta:document-statistic meta:table-count="0" meta:image-count="0" meta:object-count="0" meta:page-count="4" meta:paragraph-count="87" meta:word-count="609" meta:character-count="3296" meta:non-whitespace-character-count="2723"/>
    <meta:generator>LibreOffice/4.2.8.2$Linux_X86_64 LibreOffice_project/420m0$Build-2</meta:generator>
  </office:meta>
</office:document-meta>
</file>